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pitch="variable"/>
    <style:font-face style:name="DejaVu Sans Condensed" svg:font-family="'DejaVu Sans Condensed'" style:font-pitch="variable"/>
    <style:font-face style:name="DejaVu Sans Condensed1" svg:font-family="'DejaVu Sans Condensed'" style:font-adornments="Condensed" style:font-pitch="variable"/>
    <style:font-face style:name="DejaVu Sans1" svg:font-family="'DejaVu Sans'" style:font-adornments="Book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ocus-subtitle">
      <style:graphic-properties draw:fill-color="#ffffff" draw:auto-grow-height="true" fo:min-height="5.149cm"/>
      <style:paragraph-properties style:writing-mode="lr-tb"/>
    </style:style>
    <style:style style:name="pr2" style:family="presentation" style:parent-style-name="Focus-title">
      <style:graphic-properties fo:min-height="2.63cm"/>
      <style:paragraph-properties style:writing-mode="lr-tb"/>
    </style:style>
    <style:style style:name="pr3" style:family="presentation" style:parent-style-name="Focus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Focus1-title">
      <style:graphic-properties draw:auto-grow-height="true" fo:min-height="3cm"/>
      <style:paragraph-properties style:writing-mode="lr-tb"/>
    </style:style>
    <style:style style:name="pr5" style:family="presentation" style:parent-style-name="Focus1-outline1">
      <style:graphic-properties fo:min-height="11.929cm"/>
      <style:paragraph-properties style:writing-mode="lr-tb"/>
    </style:style>
    <style:style style:name="pr6" style:family="presentation" style:parent-style-name="Focus1-notes">
      <style:graphic-properties draw:fill-color="#ffffff" draw:auto-grow-height="true" fo:min-height="12.572cm"/>
      <style:paragraph-properties style:writing-mode="lr-tb"/>
    </style:style>
    <style:style style:name="pr7" style:family="presentation" style:parent-style-name="Focus2-title">
      <style:graphic-properties draw:auto-grow-height="true" fo:min-height="2.63cm"/>
      <style:paragraph-properties style:writing-mode="lr-tb"/>
    </style:style>
    <style:style style:name="pr8" style:family="presentation" style:parent-style-name="Focus2-outline1">
      <style:graphic-properties fo:min-height="11.929cm"/>
      <style:paragraph-properties style:writing-mode="lr-tb"/>
    </style:style>
    <style:style style:name="pr9" style:family="presentation" style:parent-style-name="Focus2-notes">
      <style:graphic-properties draw:fill-color="#ffffff" draw:auto-grow-height="true" fo:min-height="12.572cm"/>
      <style:paragraph-properties style:writing-mode="lr-tb"/>
    </style:style>
    <style:style style:name="pr10" style:family="presentation" style:parent-style-name="Focus3-title">
      <style:graphic-properties draw:auto-grow-height="true" fo:min-height="2.5cm"/>
      <style:paragraph-properties style:writing-mode="lr-tb"/>
    </style:style>
    <style:style style:name="pr11" style:family="presentation" style:parent-style-name="Focus3-outline1">
      <style:graphic-properties fo:min-height="11.929cm"/>
      <style:paragraph-properties style:writing-mode="lr-tb"/>
    </style:style>
    <style:style style:name="pr12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r13" style:family="presentation" style:parent-style-name="Focus3-title">
      <style:graphic-properties fo:min-height="2.5cm"/>
      <style:paragraph-properties style:writing-mode="lr-tb"/>
    </style:style>
    <style:style style:name="pr14" style:family="presentation" style:parent-style-name="Focus3-outline1">
      <style:graphic-properties fo:min-height="10.001cm"/>
      <style:paragraph-properties style:writing-mode="lr-tb"/>
    </style:style>
    <style:style style:name="pr15" style:family="presentation" style:parent-style-name="Focus3-notes">
      <style:graphic-properties draw:fill-color="#ffffff" fo:min-height="12.572cm"/>
      <style:paragraph-properties style:writing-mode="lr-tb"/>
    </style:style>
    <style:style style:name="P1" style:family="paragraph">
      <style:text-properties fo:font-size="20pt" style:font-size-asian="20pt" style:font-size-complex="20pt"/>
    </style:style>
    <style:style style:name="P2" style:family="paragraph">
      <loext:graphic-properties draw:fill-color="#ffffff"/>
      <style:text-properties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style:text-properties fo:font-size="15pt" style:font-size-asian="15pt" style:font-size-complex="15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.374cm" fo:text-indent="0cm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2" draw:layer="layout" svg:width="7.116cm" svg:height="5.149cm" svg:x="10.664cm" svg:y="5.715cm" presentation:class="subtitle" presentation:user-transformed="true">
          <draw:text-box>
            <text:p text:style-name="P1"><text:span text:style-name="T1">Networking with</text:span></text:p>
            <text:p text:style-name="P1"><text:span text:style-name="T1">Centrum NEXT</text:span></text:p>
          </draw:text-box>
        </draw:frame>
        <draw:frame presentation:style-name="pr2" draw:text-style-name="P1" draw:layer="layout" svg:width="11.221cm" svg:height="2.63cm" svg:x="14.605cm" svg:y="0.546cm" presentation:class="title" presentation:user-transformed="true">
          <draw:text-box>
            <text:p text:style-name="P1"><text:span text:style-name="T1">QB Networks </text:span><text:span text:style-name="T1"><text:line-break/></text:span><text:span text:style-name="T1">&amp; </text:span><text:span text:style-name="T1"><text:line-break/></text:span><text:span text:style-name="T1">Masscollabs Servic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2T1">
        <office:forms form:automatic-focus="false" form:apply-design-mode="false"/>
        <draw:frame presentation:style-name="pr4" draw:layer="layout" svg:width="12cm" svg:height="3cm" svg:x="8cm" svg:y="2.5cm" presentation:class="title">
          <draw:text-box>
            <text:p>Networking <text:line-break/>with <text:line-break/>Centrum NEXT</text:p>
          </draw:text-box>
        </draw:frame>
        <draw:frame presentation:style-name="pr5" draw:text-style-name="P4" draw:layer="layout" svg:width="12cm" svg:height="7cm" svg:x="8cm" svg:y="6cm" presentation:class="outline" presentation:user-transformed="true">
          <draw:text-box>
            <text:list text:style-name="L2">
              <text:list-item>
                <text:p text:style-name="P4"><text:span text:style-name="T2">Building edge servers for P2P connection </text:span></text:p>
              </text:list-item>
              <text:list-item>
                <text:p text:style-name="P4"><text:span text:style-name="T2">Search engine for inhouse usage</text:span></text:p>
              </text:list-item>
              <text:list-item>
                <text:p text:style-name="P4"><text:span text:style-name="T2">Continuous Penetration Testing from source code to be deployed as source code and binar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2T1">
        <office:forms form:automatic-focus="false" form:apply-design-mode="false"/>
        <draw:frame presentation:style-name="pr7" draw:layer="layout" svg:width="18.313cm" svg:height="2.63cm" svg:x="4.903cm" svg:y="0.627cm" presentation:class="title" presentation:user-transformed="true">
          <draw:text-box>
            <text:p text:style-name="P5">Networking <text:line-break/>with <text:line-break/>Centrum NEXT</text:p>
          </draw:text-box>
        </draw:frame>
        <draw:frame presentation:style-name="pr8" draw:layer="layout" svg:width="18.313cm" svg:height="10.147cm" svg:x="4.903cm" svg:y="3.685cm" presentation:class="outline" presentation:user-transformed="true">
          <draw:text-box>
            <text:list text:style-name="L2">
              <text:list-item>
                <text:p>Cluster computing for infrastructure with Proxmox VE and Ceph </text:p>
              </text:list-item>
              <text:list-item>
                <text:p>Applications managed by Flatpak ( own Flatpak server) , Android F-droid server and Kubernetes</text:p>
              </text:list-item>
              <text:list-item>
                <text:p>OPNsense as the firewall</text:p>
              </text:list-item>
              <text:list-item>
                <text:p>Debian GNU/Linux as the main OS/Distribu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>
        <office:forms form:automatic-focus="false" form:apply-design-mode="false"/>
        <draw:frame presentation:style-name="pr10" draw:layer="layout" svg:width="24cm" svg:height="3.697cm" svg:x="2cm" svg:y="0.402cm" presentation:class="title" presentation:user-transformed="true">
          <draw:text-box>
            <text:p text:style-name="P5">Networking <text:line-break/>with <text:line-break/>Centrum NEXT</text:p>
          </draw:text-box>
        </draw:frame>
        <draw:frame presentation:style-name="pr11" draw:layer="layout" svg:width="24cm" svg:height="10cm" svg:x="2cm" svg:y="4cm" presentation:class="outline">
          <draw:text-box>
            <text:list text:style-name="L3">
              <text:list-item>
                <text:p text:style-name="P6">CC BY-SA 4.0 or later</text:p>
              </text:list-item>
              <text:list-item>
                <text:p text:style-name="P6">By Mert Gör : <text:a xlink:href="mailto:mertgor@qbnetworks.xyz" xlink:type="simple">mertgor@qbnetworks.xyz</text:a></text:p>
              </text:list-item>
              <text:list-item>
                <text:p text:style-name="P6">GPG Key ID: 0xD200B456637BC4F3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1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>
        <office:forms form:automatic-focus="false" form:apply-design-mode="false"/>
        <draw:frame presentation:style-name="pr13" draw:layer="layout" svg:width="24cm" svg:height="3.697cm" svg:x="2cm" svg:y="0.402cm" presentation:class="title" presentation:user-transformed="true">
          <draw:text-box>
            <text:p text:style-name="P5">Networking <text:line-break/>with <text:line-break/>Centrum NEXT</text:p>
          </draw:text-box>
        </draw:frame>
        <draw:frame presentation:style-name="pr14" draw:layer="layout" svg:width="24cm" svg:height="10cm" svg:x="2cm" svg:y="4cm" presentation:class="outline">
          <draw:text-box>
            <text:list text:style-name="L3">
              <text:list-item>
                <text:p text:style-name="P6">Telegram Group : <text:a xlink:href="https://t.me/masscollabs" xlink:type="simple">https://t.me/masscollabs</text:a></text:p>
              </text:list-item>
              <text:list-item>
                <text:p text:style-name="P6">libera.chat IRC Channel : #masscollabs</text:p>
                <text:p text:style-name="P6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1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pitch="variable"/>
    <style:font-face style:name="DejaVu Sans Condensed" svg:font-family="'DejaVu Sans Condensed'" style:font-pitch="variable"/>
    <style:font-face style:name="DejaVu Sans Condensed1" svg:font-family="'DejaVu Sans Condensed'" style:font-adornments="Condensed" style:font-pitch="variable"/>
    <style:font-face style:name="DejaVu Sans1" svg:font-family="'DejaVu Sans'" style:font-adornments="Book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10d0c" draw:fill="solid" draw:fill-color="#ffd7d7" draw:shadow="hidden" draw:shadow-color="#ffa6a6"/>
    </style:style>
    <style:style style:name="Accent_20_2" style:display-name="Accent 2" style:family="graphic" style:parent-style-name="Accent">
      <style:graphic-properties draw:fill="solid" draw:fill-color="#ffde59"/>
    </style:style>
    <style:style style:name="Accent_20_3" style:display-name="Accent 3" style:family="graphic" style:parent-style-name="Accent"/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loext:color-lum-mod="100%" loext:color-lum-off="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>
        <style:tab-stops/>
      </style:paragraph-properties>
      <style:text-properties fo:font-variant="normal" fo:text-transform="none" fo:color="#666666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>
        <style:tab-stops/>
      </style:paragraph-properties>
      <style:text-properties fo:font-size="18pt" style:font-size-asian="18pt" style:font-size-complex="18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>
        <style:tab-stops/>
      </style:paragraph-properties>
      <style:text-properties fo:font-size="14pt" style:font-size-asian="14pt" style:font-size-complex="14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>
        <style:tab-stops/>
      </style:paragraph-properties>
      <style:text-properties fo:font-size="10pt" style:font-size-asian="10pt" style:font-size-complex="10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>
        <style:tab-stops/>
      </style:paragraph-properties>
      <style:text-properties fo:font-size="8pt" style:font-size-asian="8pt" style:font-size-complex="8pt"/>
    </style:style>
    <style:style style:name="Focus-outline6" style:family="presentation" style:parent-style-name="Focus-outline5">
      <style:text-properties fo:font-size="6pt" style:font-size-asian="6pt" style:font-size-complex="6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loext:color-lum-mod="100%" loext:color-lum-off="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16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13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0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loext:color-lum-mod="100%" loext:color-lum-off="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18pt" style:font-size-asian="18pt" style:font-size-complex="18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15pt" style:font-size-asian="15pt" style:font-size-complex="15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9pt" style:font-size-asian="9pt" style:font-size-complex="9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loext:color-lum-mod="100%" loext:color-lum-off="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Focus-backgroundobjects">
      <style:graphic-properties draw:fill="solid" draw:fill-color="#f10d0c" draw:textarea-vertical-align="middle"/>
    </style:style>
    <style:style style:name="Mpr2" style:family="presentation" style:parent-style-name="Focus-backgroundobjects">
      <style:graphic-properties draw:fill="solid" draw:fill-color="#ea7500" draw:textarea-vertical-align="middle"/>
    </style:style>
    <style:style style:name="Mpr3" style:family="presentation" style:parent-style-name="Focus-backgroundobjects">
      <style:graphic-properties draw:fill="solid" draw:fill-color="#e8a202" draw:textarea-vertical-align="middle"/>
    </style:style>
    <style:style style:name="Mpr4" style:family="presentation" style:parent-style-name="Focus-backgroundobjects">
      <style:graphic-properties draw:fill="solid" draw:fill-color="#168253" draw:textarea-vertical-align="middle"/>
    </style:style>
    <style:style style:name="Mpr5" style:family="presentation" style:parent-style-name="Focus-backgroundobjects">
      <style:graphic-properties draw:fill="solid" draw:fill-color="#3465a4" draw:textarea-vertical-align="middle"/>
    </style:style>
    <style:style style:name="Mpr6" style:family="presentation" style:parent-style-name="Focus-backgroundobjects">
      <style:graphic-properties draw:fill="solid" draw:fill-color="#780373" draw:textarea-vertical-align="middle"/>
    </style:style>
    <style:style style:name="Mpr7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1-backgroundobjects">
      <style:graphic-properties draw:fill="solid" draw:fill-color="#f10d0c" draw:textarea-vertical-align="middle"/>
    </style:style>
    <style:style style:name="Mpr11" style:family="presentation" style:parent-style-name="Focus1-backgroundobjects">
      <style:graphic-properties draw:fill="solid" draw:fill-color="#ea7500" draw:textarea-vertical-align="middle"/>
    </style:style>
    <style:style style:name="Mpr12" style:family="presentation" style:parent-style-name="Focus1-backgroundobjects">
      <style:graphic-properties draw:fill="solid" draw:fill-color="#e8a202" draw:textarea-vertical-align="middle"/>
    </style:style>
    <style:style style:name="Mpr13" style:family="presentation" style:parent-style-name="Focus1-backgroundobjects">
      <style:graphic-properties draw:fill="solid" draw:fill-color="#168253" draw:textarea-vertical-align="middle"/>
    </style:style>
    <style:style style:name="Mpr14" style:family="presentation" style:parent-style-name="Focus1-backgroundobjects">
      <style:graphic-properties draw:fill="solid" draw:fill-color="#3465a4" draw:textarea-vertical-align="middle"/>
    </style:style>
    <style:style style:name="Mpr15" style:family="presentation" style:parent-style-name="Focus1-backgroundobjects">
      <style:graphic-properties draw:fill="solid" draw:fill-color="#780373" draw:textarea-vertical-align="middle"/>
    </style:style>
    <style:style style:name="Mpr16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Focus2-backgroundobjects">
      <style:graphic-properties draw:stroke="none" draw:fill-color="#f10d0c" draw:textarea-vertical-align="middle"/>
    </style:style>
    <style:style style:name="Mpr20" style:family="presentation" style:parent-style-name="Focus2-backgroundobjects">
      <style:graphic-properties draw:stroke="none" draw:fill-color="#ea7500" draw:textarea-vertical-align="middle"/>
    </style:style>
    <style:style style:name="Mpr21" style:family="presentation" style:parent-style-name="Focus2-backgroundobjects">
      <style:graphic-properties draw:stroke="none" draw:fill-color="#e8a202" draw:textarea-vertical-align="middle"/>
    </style:style>
    <style:style style:name="Mpr22" style:family="presentation" style:parent-style-name="Focus2-backgroundobjects">
      <style:graphic-properties draw:stroke="none" draw:fill-color="#168253" draw:textarea-vertical-align="middle"/>
    </style:style>
    <style:style style:name="Mpr23" style:family="presentation" style:parent-style-name="Focus2-backgroundobjects">
      <style:graphic-properties draw:stroke="none" draw:fill-color="#3465a4" draw:textarea-vertical-align="middle"/>
    </style:style>
    <style:style style:name="Mpr24" style:family="presentation" style:parent-style-name="Focus2-backgroundobjects">
      <style:graphic-properties draw:stroke="none" draw:fill-color="#780373" draw:textarea-vertical-align="middle"/>
    </style:style>
    <style:style style:name="Mpr25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6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Focus3-backgroundobjects">
      <style:graphic-properties draw:stroke="none" draw:fill-color="#780373" draw:textarea-vertical-align="middle"/>
    </style:style>
    <style:style style:name="Mpr29" style:family="presentation" style:parent-style-name="Focus3-backgroundobjects">
      <style:graphic-properties draw:stroke="none" draw:fill-color="#f10d0c" draw:textarea-vertical-align="middle"/>
    </style:style>
    <style:style style:name="Mpr30" style:family="presentation" style:parent-style-name="Focus3-backgroundobjects">
      <style:graphic-properties draw:stroke="none" draw:fill-color="#e8a202" draw:textarea-vertical-align="middle"/>
    </style:style>
    <style:style style:name="Mpr31" style:family="presentation" style:parent-style-name="Focus3-backgroundobjects">
      <style:graphic-properties draw:stroke="none" draw:fill-color="#168253" draw:textarea-vertical-align="middle"/>
    </style:style>
    <style:style style:name="Mpr32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3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4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paragraph-properties fo:text-align="center"/>
    </style:style>
    <style:style style:name="MP6" style:family="paragraph">
      <loext:graphic-properties draw:fill="solid" draw:fill-color="#ea7500"/>
      <style:paragraph-properties fo:text-align="center"/>
    </style:style>
    <style:style style:name="MP7" style:family="paragraph">
      <loext:graphic-properties draw:fill="solid" draw:fill-color="#e8a202"/>
      <style:paragraph-properties fo:text-align="center"/>
    </style:style>
    <style:style style:name="MP8" style:family="paragraph">
      <loext:graphic-properties draw:fill="solid" draw:fill-color="#168253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P10" style:family="paragraph">
      <loext:graphic-properties draw:fill="solid" draw:fill-color="#780373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justify" style:writing-mode="lr-tb"/>
      <style:text-properties fo:color="#dddddd" loext:opacity="100%" loext:color-lum-mod="100%" loext:color-lum-off="0%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color="#dddddd" loext:opacity="100%" loext:color-lum-mod="100%" loext:color-lum-off="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dddddd" loext:opacity="100%" loext:color-lum-mod="100%" loext:color-lum-off="0%" fo:font-size="14pt" style:font-size-asian="14pt" style:font-size-complex="14pt"/>
    </style:style>
    <style:style style:name="MP19" style:family="paragraph">
      <loext:graphic-properties draw:fill-color="#f10d0c"/>
      <style:paragraph-properties fo:text-align="center"/>
    </style:style>
    <style:style style:name="MP20" style:family="paragraph">
      <loext:graphic-properties draw:fill-color="#ea7500"/>
      <style:paragraph-properties fo:text-align="center"/>
    </style:style>
    <style:style style:name="MP21" style:family="paragraph">
      <loext:graphic-properties draw:fill-color="#e8a202"/>
      <style:paragraph-properties fo:text-align="center"/>
    </style:style>
    <style:style style:name="MP22" style:family="paragraph">
      <loext:graphic-properties draw:fill-color="#168253"/>
      <style:paragraph-properties fo:text-align="center"/>
    </style:style>
    <style:style style:name="MP23" style:family="paragraph">
      <loext:graphic-properties draw:fill-color="#3465a4"/>
      <style:paragraph-properties fo:text-align="center"/>
    </style:style>
    <style:style style:name="MP24" style:family="paragraph">
      <loext:graphic-properties draw:fill-color="#780373"/>
      <style:paragraph-properties fo:text-align="center"/>
    </style:style>
    <style:style style:name="MP25" style:family="paragraph">
      <style:paragraph-properties style:writing-mode="lr-tb"/>
      <style:text-properties fo:color="#dddddd" loext:opacity="100%" fo:font-size="14pt" style:font-size-asian="14pt" style:font-size-complex="14pt"/>
    </style:style>
    <style:style style:name="MP26" style:family="paragraph">
      <loext:graphic-properties draw:fill="none" draw:fill-color="#ffffff"/>
      <style:paragraph-properties style:writing-mode="lr-tb"/>
      <style:text-properties fo:color="#dddddd" loext:opacity="100%" loext:color-lum-mod="100%" loext:color-lum-off="0%" fo:font-size="14pt" style:font-size-asian="14pt" style:font-size-complex="14pt"/>
    </style:style>
    <style:style style:name="MP27" style:family="paragraph"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 style:writing-mode="lr-tb"/>
      <style:text-properties fo:color="#808080" loext:opacity="100%" loext:color-lum-mod="100%" loext:color-lum-off="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fo:font-size="14pt" style:font-size-asian="14pt" style:font-size-complex="14pt"/>
    </style:style>
    <style:style style:name="MT3" style:family="text">
      <style:text-properties fo:color="#80808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draw:polygon presentation:style-name="Mpr1" draw:text-style-name="MP5" draw:layer="backgroundobjects" svg:width="13.499cm" svg:height="7.999cm" svg:x="0cm" svg:y="0cm" svg:viewBox="0 0 13500 8000" draw:points="0,0 0,500 10404,8000 13500,0">
        <text:p/>
      </draw:polygon>
      <draw:polygon presentation:style-name="Mpr2" draw:text-style-name="MP6" draw:layer="backgroundobjects" svg:width="15.999cm" svg:height="5.999cm" svg:x="12cm" svg:y="0cm" svg:viewBox="0 0 16000 6000" draw:points="16000,0 2500,0 0,6000 16000,2500">
        <text:p/>
      </draw:polygon>
      <draw:polygon presentation:style-name="Mpr3" draw:text-style-name="MP7" draw:layer="backgroundobjects" svg:width="12.499cm" svg:height="10.499cm" svg:x="15.5cm" svg:y="3.5cm" svg:viewBox="0 0 12500 10500" draw:points="12500,10500 12500,0 0,2500">
        <text:p/>
      </draw:polygon>
      <draw:polygon presentation:style-name="Mpr4" draw:text-style-name="MP8" draw:layer="backgroundobjects" svg:width="12.499cm" svg:height="7.249cm" svg:x="15.5cm" svg:y="8.5cm" svg:viewBox="0 0 12500 7250" draw:points="12500,7250 12500,6500 2000,0 0,7250">
        <text:p/>
      </draw:polygon>
      <draw:polygon presentation:style-name="Mpr5" draw:text-style-name="MP9" draw:layer="backgroundobjects" svg:width="15.999cm" svg:height="5.291cm" svg:x="0cm" svg:y="10.458cm" svg:viewBox="0 0 16000 5292" draw:points="0,5292 14500,5292 16000,0 0,2542">
        <text:p/>
      </draw:polygon>
      <draw:polygon presentation:style-name="Mpr6" draw:text-style-name="MP10" draw:layer="backgroundobjects" svg:width="11.999cm" svg:height="10.499cm" svg:x="0cm" svg:y="1.5cm" svg:viewBox="0 0 12000 10500" draw:points="0,0 0,10500 12000,8500">
        <text:p/>
      </draw:polygon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polygon presentation:style-name="Mpr10" draw:text-style-name="MP5" draw:layer="backgroundobjects" svg:width="9.101cm" svg:height="8.999cm" svg:x="-0.102cm" svg:y="0cm" svg:viewBox="0 0 9102 9000" draw:points="0,0 9102,0 6102,9000 102,4500">
        <text:p/>
      </draw:polygon>
      <draw:polygon presentation:style-name="Mpr11" draw:text-style-name="MP6" draw:layer="backgroundobjects" svg:width="14.999cm" svg:height="2.999cm" svg:x="9cm" svg:y="0cm" svg:viewBox="0 0 15000 3000" draw:points="1000,0 0,3000 15000,0">
        <text:p/>
      </draw:polygon>
      <draw:polygon presentation:style-name="Mpr12" draw:text-style-name="MP7" draw:layer="backgroundobjects" svg:width="10.999cm" svg:height="10.499cm" svg:x="17cm" svg:y="0cm" svg:viewBox="0 0 11000 10500" draw:points="11000,0 0,2500 11000,10500">
        <text:p/>
      </draw:polygon>
      <draw:polygon presentation:style-name="Mpr13" draw:text-style-name="MP8" draw:layer="backgroundobjects" svg:width="8.999cm" svg:height="8.749cm" svg:x="19cm" svg:y="7cm" svg:viewBox="0 0 9000 8750" draw:points="9000,4500 3000,0 0,8750 9000,8750">
        <text:p/>
      </draw:polygon>
      <draw:polygon presentation:style-name="Mpr14" draw:text-style-name="MP9" draw:layer="backgroundobjects" svg:width="13.999cm" svg:height="3.249cm" svg:x="5cm" svg:y="12.5cm" svg:viewBox="0 0 14000 3250" draw:points="0,3250 13000,3250 14000,0">
        <text:p/>
      </draw:polygon>
      <draw:polygon presentation:style-name="Mpr15" draw:text-style-name="MP10" draw:layer="backgroundobjects" svg:width="11.101cm" svg:height="9.829cm" svg:x="-0.102cm" svg:y="6cm" svg:viewBox="0 0 11102 9830" draw:points="0,9830 1602,9830 11102,7500 102,0">
        <text:p/>
      </draw:polygon>
      <draw:frame presentation:style-name="Mpr16" draw:text-style-name="MP14" draw:layer="backgroundobjects" svg:width="6.5cm" svg:height="1cm" svg:x="1cm" svg:y="14.5cm" presentation:class="date-time">
        <draw:text-box>
          <text:p text:style-name="MP13"><text:span text:style-name="MT2"><presentation:date-time/></text:span></text:p>
        </draw:text-box>
      </draw:frame>
      <draw:frame presentation:style-name="Mpr16" draw:text-style-name="MP16" draw:layer="backgroundobjects" svg:width="9cm" svg:height="1cm" svg:x="9.5cm" svg:y="14.5cm" presentation:class="footer">
        <draw:text-box>
          <text:p text:style-name="MP15"><text:span text:style-name="MT2"><presentation:footer/></text:span></text:p>
        </draw:text-box>
      </draw:frame>
      <draw:frame presentation:style-name="Mpr16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polygon presentation:style-name="Mpr19" draw:text-style-name="MP19" draw:layer="backgroundobjects" svg:width="5.499cm" svg:height="9.499cm" svg:x="0cm" svg:y="0cm" svg:viewBox="0 0 5500 9500" draw:points="0,0 0,8000 2500,9500 5500,0">
        <text:p/>
      </draw:polygon>
      <draw:polygon presentation:style-name="Mpr20" draw:text-style-name="MP20" draw:layer="backgroundobjects" svg:width="5.499cm" svg:height="0.999cm" svg:x="6.5cm" svg:y="0cm" svg:viewBox="0 0 5500 1000" draw:points="500,0 0,1000 5500,0">
        <text:p/>
      </draw:polygon>
      <draw:polygon presentation:style-name="Mpr21" draw:text-style-name="MP21" draw:layer="backgroundobjects" svg:width="9.999cm" svg:height="7.499cm" svg:x="18cm" svg:y="0cm" svg:viewBox="0 0 10000 7500" draw:points="10000,0 1000,0 0,500 10000,7500">
        <text:p/>
      </draw:polygon>
      <draw:polygon presentation:style-name="Mpr22" draw:text-style-name="MP22" draw:layer="backgroundobjects" svg:width="5.499cm" svg:height="9.249cm" svg:x="22.5cm" svg:y="6.5cm" svg:viewBox="0 0 5500 9250" draw:points="5500,9250 5500,2000 3000,0 0,9250">
        <text:p/>
      </draw:polygon>
      <draw:polygon presentation:style-name="Mpr23" draw:text-style-name="MP23" draw:layer="backgroundobjects" svg:width="4.999cm" svg:height="1.249cm" svg:x="16.5cm" svg:y="14.5cm" svg:viewBox="0 0 5000 1250" draw:points="4500,1250 5000,0 0,1250">
        <text:p/>
      </draw:polygon>
      <draw:polygon presentation:style-name="Mpr24" draw:text-style-name="MP24" draw:layer="backgroundobjects" svg:width="8.999cm" svg:height="6.749cm" svg:x="0cm" svg:y="9cm" svg:viewBox="0 0 9000 6750" draw:points="0,0 0,6750 9000,6750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25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25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25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polygon presentation:style-name="Mpr28" draw:text-style-name="MP24" draw:layer="backgroundobjects" svg:width="5.499cm" svg:height="3.749cm" svg:x="0cm" svg:y="12cm" svg:viewBox="0 0 5500 3750" draw:points="0,0 0,3750 5500,3750">
        <text:p/>
      </draw:polygon>
      <draw:polygon presentation:style-name="Mpr29" draw:text-style-name="MP19" draw:layer="backgroundobjects" svg:width="2.999cm" svg:height="9.499cm" svg:x="0cm" svg:y="0cm" svg:viewBox="0 0 3000 9500" draw:points="0,0 0,9500 3000,0">
        <text:p/>
      </draw:polygon>
      <draw:polygon presentation:style-name="Mpr30" draw:text-style-name="MP21" draw:layer="backgroundobjects" svg:width="6.499cm" svg:height="4.499cm" svg:x="21.5cm" svg:y="0cm" svg:viewBox="0 0 6500 4500" draw:points="6500,0 0,0 6500,4500">
        <text:p/>
      </draw:polygon>
      <draw:polygon presentation:style-name="Mpr31" draw:text-style-name="MP22" draw:layer="backgroundobjects" svg:width="2.999cm" svg:height="8.749cm" svg:x="25cm" svg:y="7cm" svg:viewBox="0 0 3000 8750" draw:points="3000,8750 3000,0 0,8750">
        <text:p/>
      </draw:polygon>
      <draw:frame presentation:style-name="Mpr32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32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32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2T13:29:19.527780169</meta:creation-date>
    <meta:editing-duration>PT10M8S</meta:editing-duration>
    <meta:editing-cycles>14</meta:editing-cycles>
    <meta:generator>LibreOffice/7.4.7.2$Linux_X86_64 LibreOffice_project/40$Build-2</meta:generator>
    <dc:title>Focus</dc:title>
    <dc:date>2024-08-02T13:39:33.569678007</dc:date>
    <meta:document-statistic meta:object-count="96"/>
  </office:meta>
</office:document-meta>
</file>